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movwaves-title">
      <style:graphic-properties draw:auto-grow-height="true" fo:min-height="3.506cm"/>
    </style:style>
    <style:style style:name="pr2" style:family="presentation" style:parent-style-name="lyt-movwaves-subtitle">
      <style:graphic-properties draw:fill-color="#ffffff" draw:auto-grow-height="true" fo:min-height="15.404cm"/>
    </style:style>
    <style:style style:name="pr3" style:family="presentation" style:parent-style-name="lyt-movwaves-notes">
      <style:graphic-properties draw:fill-color="#ffffff" draw:auto-grow-height="true" fo:min-height="12.572cm"/>
    </style:style>
    <style:style style:name="pr4" style:family="presentation" style:parent-style-name="lyt-movwaves-title">
      <style:graphic-properties fo:min-height="3.506cm"/>
    </style:style>
    <style:style style:name="pr5" style:family="presentation" style:parent-style-name="lyt-movwaves-outline1">
      <style:graphic-properties fo:min-height="15.404cm"/>
    </style:style>
    <style:style style:name="pr6" style:family="presentation" style:parent-style-name="lyt-movwaves-notes">
      <style:graphic-properties draw:fill-color="#ffffff" fo:min-height="12.572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 xml:id="id1" draw:id="id1">
        <draw:frame presentation:style-name="pr1" draw:layer="layout" svg:width="24.6cm" svg:height="3.506cm" svg:x="1.4cm" svg:y="1.537cm" presentation:class="title" presentation:user-transformed="true">
          <draw:text-box>
            <text:p>Multiple Slide Test</text:p>
          </draw:text-box>
        </draw:frame>
        <draw:frame presentation:style-name="pr2" draw:text-style-name="P1" draw:layer="layout" svg:width="23cm" svg:height="15.404cm" svg:x="2.2cm" svg:y="5.5cm" presentation:class="subtitle">
          <draw:text-box>
            <text:p text:style-name="P1">There will be a lot of them</text:p>
          </draw:text-box>
        </draw:frame>
        <anim:par presentation:node-type="timing-root">
          <anim:par smil:begin="id1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2T1" xml:id="id2" draw:id="id2">
        <draw:frame presentation:style-name="pr4" draw:layer="layout" svg:width="24.6cm" svg:height="3.506cm" svg:x="1.4cm" svg:y="1.537cm" presentation:class="title">
          <draw:text-box>
            <text:p>Not really</text:p>
          </draw:text-box>
        </draw:frame>
        <draw:frame presentation:style-name="pr5" draw:layer="layout" svg:width="23cm" svg:height="15.404cm" svg:x="2.2cm" svg:y="5.5cm" presentation:class="outline">
          <draw:text-box>
            <text:list text:style-name="L2">
              <text:list-item>
                <text:p>Just four actually</text:p>
              </text:list-item>
            </text:list>
          </draw:text-box>
        </draw:frame>
        <anim:par presentation:node-type="timing-root">
          <anim:par smil:begin="id2.begin">
            <anim:transitionFilter smil:dur="2s" smil:type="pinWheelWipe" smil:subtype="twoBladeVertical"/>
          </anim:par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movwaves" presentation:presentation-page-layout-name="AL2T1" xml:id="id3" draw:id="id3">
        <draw:frame presentation:style-name="pr4" draw:layer="layout" svg:width="24.6cm" svg:height="3.506cm" svg:x="1.4cm" svg:y="1.537cm" presentation:class="title">
          <draw:text-box>
            <text:p>3rd</text:p>
          </draw:text-box>
        </draw:frame>
        <draw:frame presentation:style-name="pr5" draw:layer="layout" svg:width="23cm" svg:height="15.404cm" svg:x="2.2cm" svg:y="5.5cm" presentation:class="outline">
          <draw:text-box>
            <text:list text:style-name="L2">
              <text:list-item>
                <text:p>Yup.</text:p>
              </text:list-item>
            </text:list>
          </draw:text-box>
        </draw:frame>
        <anim:par presentation:node-type="timing-root">
          <anim:par smil:begin="id3.begin">
            <anim:transitionFilter smil:dur="2s" smil:type="pinWheelWipe" smil:subtype="twoBladeVertical"/>
          </anim:par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movwaves" presentation:presentation-page-layout-name="AL2T1" xml:id="id4" draw:id="id4">
        <draw:frame presentation:style-name="pr4" draw:layer="layout" svg:width="24.6cm" svg:height="3.506cm" svg:x="1.4cm" svg:y="1.537cm" presentation:class="title">
          <draw:text-box>
            <text:p>4th</text:p>
          </draw:text-box>
        </draw:frame>
        <draw:frame presentation:style-name="pr5" draw:layer="layout" svg:width="23cm" svg:height="15.404cm" svg:x="2.2cm" svg:y="5.5cm" presentation:class="outline">
          <draw:text-box>
            <text:list text:style-name="L2">
              <text:list-item>
                <text:p>Aka the last one</text:p>
              </text:list-item>
            </text:list>
          </draw:text-box>
        </draw:frame>
        <anim:par presentation:node-type="timing-root">
          <anim:par smil:begin="id4.begin">
            <anim:transitionFilter smil:dur="2s" smil:type="pinWheelWipe" smil:subtype="twoBladeVertical"/>
          </anim:par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" xlink:href="Pictures/100000000000032000000258AE45E8A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5.404cm" svg:x="2.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8T15:36:59.49</meta:creation-date>
    <meta:editing-duration>PT2M14S</meta:editing-duration>
    <meta:editing-cycles>2</meta:editing-cycles>
    <dc:date>2011-11-08T15:39:50.01</dc:date>
    <meta:generator>LibreOffice/3.4$Win32 LibreOffice_project/340m1$Build-302</meta:generator>
    <meta:document-statistic meta:object-count="48"/>
  </office:meta>
</office:document-meta>
</file>